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金門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金門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金門縣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28.8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金城鎮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18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門里、西門里、南門里、北門里、古城里、金水里、珠沙里、賢庵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18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賢庵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水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珠沙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金寧鄉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47" calcext:value-type="float">
            <text:p>147</text:p>
          </table:table-cell>
          <table:table-cell table:style-name="ce4" office:value-type="string" calcext:value-type="string">
            <text:p>25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寧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寧村、安美村、后盤村、湖埔村、榜林村、盤山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47" calcext:value-type="float">
            <text:p>147</text:p>
          </table:table-cell>
          <table:table-cell table:style-name="ce4" office:value-type="string" calcext:value-type="string">
            <text:p>25.8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美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榜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盤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后盤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烈嶼鄉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1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岐村、上林村、西口村、林湖村、黃埔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1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黃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口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烏坵鄉</text:p>
          </table:table-cell>
          <table:table-cell table:style-name="ce2"/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坵村、小坵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小坵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金湖鎮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99" calcext:value-type="float">
            <text:p>199</text:p>
          </table:table-cell>
          <table:table-cell table:style-name="ce4" office:value-type="string" calcext:value-type="string">
            <text:p>35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市里、山外里、正義里、料羅里、瓊林里、新湖里、溪湖里、蓮庵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99" calcext:value-type="float">
            <text:p>199</text:p>
          </table:table-cell>
          <table:table-cell table:style-name="ce4" office:value-type="string" calcext:value-type="string">
            <text:p>35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市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蓮庵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料羅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瓊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金沙鎮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41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汶沙里、三山里、大洋里、光前里、何斗里、西園里、官嶼里、浦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41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汶沙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何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浦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園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官嶼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前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金門縣" style:display-name="PageStyle_金門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47</meta:creation-date>
    <meta:initial-creator>Apache POI</meta:initial-creator>
    <meta:generator>LibreOffice/6.0.7.3$Linux_X86_64 LibreOffice_project/00m0$Build-3</meta:generator>
    <meta:document-statistic meta:table-count="1" meta:cell-count="903" meta:object-count="0"/>
  </office:meta>
</office:document-meta>
</file>